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3d5" officeooo:paragraph-rsid="0008d3d5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tividade avaliativa – Lucas Beraldi de Souza Oliveira.</text:span></text:p>
      <text:p text:style-name="Standard"/>
      <text:p text:style-name="P1">1- Utilizamos diferentes formas de declarar uma variável, dependendo do escopo que nos utilizamos, utilizados “let” para um escopo geral e “var” para um escopo restrito ao bloco onde a variável foi declarada. Para boas praticas da linguagem de programação, utilizamos “let” para evitar problemas com escopos e para ajudar a tornar o código mais legível</text:p>
      <text:p text:style-name="P1"/>
      <text:p text:style-name="P1">2- Dará erro, pois o valor da variável “nome” é constante.</text:p>
      <text:p text:style-name="P1"/>
      <text:p text:style-name="P1">3- A função console.log() mostra o valor escrito no console do navegador.</text:p>
      <text:p text:style-name="P1"/>
      <text:p text:style-name="P1">4- C – uvamaca.</text:p>
      <text:p text:style-name="P1"/>
      <text:p text:style-name="P1">5- Sim </text:p>
      <text:p text:style-name="P1"/>
      <text:p text:style-name="P1">6- “==” compara o valor da variável, a função converte para um tipo de dado em comum e os compara. Já “===” compara não só o valor da variável como também seu tipo, como inteiro ou string.</text:p>
      <text:p text:style-name="P1"/>
      <text:p text:style-name="P1">7- “ *** ”</text:p>
      <text:p text:style-name="P1"/>
      <text:p text:style-name="P1">8- “ 20 ”</text:p>
      <text:p text:style-name="P1"/>
      <text:p text:style-name="P1">9- “ 12 ”</text:p>
      <text:p text:style-name="P1"/>
      <text:p text:style-name="P1">10- “ 8 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2T19:52:28.627000000</dc:date>
    <meta:editing-duration>PT29M16S</meta:editing-duration>
    <meta:editing-cycles>1</meta:editing-cycles>
    <meta:document-statistic meta:table-count="0" meta:image-count="0" meta:object-count="0" meta:page-count="1" meta:paragraph-count="11" meta:word-count="144" meta:character-count="785" meta:non-whitespace-character-count="649"/>
    <meta:generator>LibreOffice/7.5.1.2$Windows_X86_64 LibreOffice_project/fcbaee479e84c6cd81291587d2ee68cba099e129</meta:generator>
  </office:meta>
</office:document-meta>
</file>